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25cm" fo:min-width="2.82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723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97cm" fo:min-width="1.375cm"/>
    </style:style>
    <style:style style:name="gr5" style:family="graphic" style:parent-style-name="objectwithoutfill">
      <style:graphic-properties svg:stroke-color="#ff3333" draw:marker-end="Arrow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3cm" fo:min-width="2.349cm"/>
    </style:style>
    <style:style style:name="gr7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.63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17cm" fo:min-width="2.3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6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4cm" fo:min-width="0.6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6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27cm" svg:height="1.575cm" svg:x="12.456cm" svg:y="2.578cm">
          <text:p text:style-name="P1"><text:span text:style-name="T1">New PAT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4.119cm" svg:y1="2.578cm" svg:x2="14.111cm" svg:y2="1.598cm" draw:start-shape="id1" draw:start-glue-point="0" draw:end-shape="id2" draw:end-glue-point="2" svg:d="M14119 2578l-8-980" svg:viewBox="0 0 9 981">
          <text:p/>
        </draw:connector>
        <draw:frame draw:style-name="gr3" draw:text-style-name="P3" xml:id="id2" draw:id="id2" draw:layer="layout" svg:width="2.369cm" svg:height="0.798cm" svg:x="12.927cm" svg:y="0.8cm">
          <draw:text-box>
            <text:p><text:span text:style-name="T2">Page 52</text:span></text:p>
          </draw:text-box>
        </draw:frame>
        <draw:custom-shape draw:style-name="gr4" draw:text-style-name="P4" xml:id="id4" draw:id="id4" draw:layer="layout" svg:width="1.875cm" svg:height="1.147cm" svg:x="8.986cm" svg:y="2.7cm">
          <text:p text:style-name="P4"><text:span text:style-name="T3">Key:</text:span></text:p>
          <text:p text:style-name="P4"><text:span text:style-name="T4">While Not </text:span></text:p>
          <text:p text:style-name="P4"><text:span text:style-name="T4">Finis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4.177cm" svg:y1="4.746cm" svg:x2="9.923cm" svg:y2="3.847cm" draw:start-shape="id3" draw:start-glue-point="0" draw:end-shape="id4" draw:end-glue-point="2" svg:d="M14177 4746l-4254-899" svg:viewBox="0 0 4255 900">
          <text:p/>
        </draw:connector>
        <draw:connector draw:style-name="gr5" draw:text-style-name="P2" xml:id="id3" draw:id="id3" draw:layer="layout" draw:type="curve" draw:line-skew="1.033cm" svg:x1="13.146cm" svg:y1="4.147cm" svg:x2="15.209cm" svg:y2="4.147cm" draw:start-shape="id5" draw:start-glue-point="3" draw:end-shape="id5" draw:end-glue-point="1" svg:d="M13146 4147c0 798 2063 798 2063 0" svg:viewBox="0 0 2064 600">
          <text:p text:style-name="P1"><text:span text:style-name="T1"/></text:p>
        </draw:connector>
        <draw:line draw:style-name="gr2" draw:text-style-name="P1" xml:id="id5" draw:id="id5" draw:layer="layout" svg:x1="13.146cm" svg:y1="4.147cm" svg:x2="15.21cm" svg:y2="4.147cm">
          <text:p/>
        </draw:line>
        <draw:custom-shape draw:style-name="gr6" draw:text-style-name="P2" xml:id="id6" draw:id="id6" draw:layer="layout" svg:width="2.849cm" svg:height="1.433cm" svg:x="20.805cm" svg:y="7.268cm">
          <text:p text:style-name="P1"><text:span text:style-name="T1">Add to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8" draw:id="id8" draw:layer="layout" draw:type="line" svg:x1="22.229cm" svg:y1="7.268cm" svg:x2="14.248cm" svg:y2="4.147cm" draw:start-shape="id6" draw:start-glue-point="0" svg:d="M22229 7268l-7981-3121" svg:viewBox="0 0 7982 3122">
          <text:p/>
        </draw:connector>
        <draw:line draw:style-name="gr7" draw:text-style-name="P1" draw:layer="layout" svg:x1="15.389cm" svg:y1="4.443cm" svg:x2="20.225cm" svg:y2="6.334cm">
          <text:p/>
        </draw:line>
        <draw:frame draw:style-name="gr8" draw:text-style-name="P5" draw:layer="layout" svg:width="5.031cm" svg:height="0.848cm" svg:x="16.337cm" svg:y="4.089cm">
          <draw:text-box>
            <text:p text:style-name="P5"><text:span text:style-name="T1">P.T, I, I.R, C.R, T.R</text:span></text:p>
          </draw:text-box>
        </draw:frame>
        <draw:custom-shape draw:style-name="gr6" draw:text-style-name="P2" xml:id="id11" draw:id="id11" draw:layer="layout" svg:width="2.849cm" svg:height="1.433cm" svg:x="11.617cm" svg:y="11.268cm">
          <text:p text:style-name="P1"><text:span text:style-name="T1">Get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2.849cm" svg:height="1.467cm" svg:x="14.969cm" svg:y="11.28cm">
          <text:p text:style-name="P1"><text:span text:style-name="T1">Get</text:span></text:p>
          <text:p text:style-name="P1"><text:span text:style-name="T1">Test 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2.849cm" svg:height="1.433cm" svg:x="7.017cm" svg:y="7.268cm">
          <text:p text:style-name="P1"><text:span text:style-name="T1">Get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8.441cm" svg:y1="7.268cm" svg:x2="14.248cm" svg:y2="4.147cm" draw:start-shape="id7" draw:start-glue-point="0" draw:end-shape="id8" draw:end-glue-point="3" svg:d="M8441 7268l5807-3121" svg:viewBox="0 0 5808 3122">
          <text:p/>
        </draw:connector>
        <draw:line draw:style-name="gr7" draw:text-style-name="P1" draw:layer="layout" svg:x1="8.235cm" svg:y1="7.167cm" svg:x2="10.525cm" svg:y2="5.826cm">
          <text:p/>
        </draw:line>
        <draw:frame draw:style-name="gr10" draw:text-style-name="P5" draw:layer="layout" svg:width="0.815cm" svg:height="0.721cm" svg:x="7.744cm" svg:y="6.026cm">
          <draw:text-box>
            <text:p text:style-name="P5"><text:span text:style-name="T1">D</text:span></text:p>
          </draw:text-box>
        </draw:frame>
        <draw:custom-shape draw:style-name="gr6" draw:text-style-name="P2" xml:id="id10" draw:id="id10" draw:layer="layout" svg:width="2.849cm" svg:height="1.433cm" svg:x="13.217cm" svg:y="7.268cm">
          <text:p text:style-name="P1"><text:span text:style-name="T1">Get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2.849cm" svg:height="1.433cm" svg:x="10.017cm" svg:y="7.268cm">
          <text:p text:style-name="P1"><text:span text:style-name="T1">Get All 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441cm" svg:y1="7.268cm" svg:x2="14.177cm" svg:y2="4.147cm" draw:start-shape="id9" draw:start-glue-point="0" draw:end-shape="id5" draw:end-glue-point="0" svg:d="M11441 7268l2736-3121" svg:viewBox="0 0 2737 3122">
          <text:p/>
        </draw:connector>
        <draw:line draw:style-name="gr7" draw:text-style-name="P1" draw:layer="layout" svg:x1="11.225cm" svg:y1="7.105cm" svg:x2="12.811cm" svg:y2="5.318cm">
          <text:p/>
        </draw:line>
        <draw:frame draw:style-name="gr11" draw:text-style-name="P5" draw:layer="layout" svg:width="1.035cm" svg:height="0.721cm" svg:x="10.925cm" svg:y="6.027cm">
          <draw:text-box>
            <text:p text:style-name="P5"><text:span text:style-name="T1">A.I</text:span></text:p>
          </draw:text-box>
        </draw:frame>
        <draw:connector draw:style-name="gr2" draw:text-style-name="P1" draw:layer="layout" draw:type="line" svg:x1="14.641cm" svg:y1="7.268cm" svg:x2="14.248cm" svg:y2="4.147cm" draw:start-shape="id10" draw:start-glue-point="0" draw:end-shape="id8" draw:end-glue-point="3" svg:d="M14641 7268l-393-3121" svg:viewBox="0 0 394 3122">
          <text:p/>
        </draw:connector>
        <draw:line draw:style-name="gr7" draw:text-style-name="P1" draw:layer="layout" svg:x1="14.384cm" svg:y1="4.396cm" svg:x2="14.843cm" svg:y2="7.096cm">
          <text:p/>
        </draw:line>
        <draw:frame draw:style-name="gr11" draw:text-style-name="P5" draw:layer="layout" svg:width="1.035cm" svg:height="0.721cm" svg:x="14.426cm" svg:y="5.628cm">
          <draw:text-box>
            <text:p text:style-name="P5"><text:span text:style-name="T1">A.I</text:span></text:p>
          </draw:text-box>
        </draw:frame>
        <draw:connector draw:style-name="gr2" draw:text-style-name="P1" draw:layer="layout" draw:type="line" svg:x1="13.041cm" svg:y1="11.268cm" svg:x2="14.641cm" svg:y2="8.701cm" draw:start-shape="id11" draw:start-glue-point="0" draw:end-shape="id10" draw:end-glue-point="2" svg:d="M13041 11268l1600-2567" svg:viewBox="0 0 1601 2568">
          <text:p/>
        </draw:connector>
        <draw:connector draw:style-name="gr2" draw:text-style-name="P1" draw:layer="layout" draw:type="line" svg:x1="16.393cm" svg:y1="11.28cm" svg:x2="14.641cm" svg:y2="8.701cm" draw:start-shape="id12" draw:start-glue-point="0" draw:end-shape="id10" draw:end-glue-point="2" svg:d="M16393 11280l-1752-2579" svg:viewBox="0 0 1753 2580">
          <text:p/>
        </draw:connector>
        <draw:line draw:style-name="gr7" draw:text-style-name="P1" draw:layer="layout" svg:x1="12.9cm" svg:y1="11.125cm" svg:x2="14.208cm" svg:y2="9.255cm">
          <text:p/>
        </draw:line>
        <draw:line draw:style-name="gr7" draw:text-style-name="P1" draw:layer="layout" svg:x1="15.9cm" svg:y1="11.125cm" svg:x2="14.716cm" svg:y2="9.128cm">
          <text:p/>
        </draw:line>
        <draw:custom-shape draw:style-name="gr9" draw:text-style-name="P2" xml:id="id13" draw:id="id13" draw:layer="layout" svg:width="2.849cm" svg:height="1.467cm" svg:x="13.469cm" svg:y="14.28cm">
          <text:p text:style-name="P1"><text:span text:style-name="T1">Get</text:span></text:p>
          <text:p text:style-name="P1"><text:span text:style-name="T1">Insulation</text:span></text:p>
          <text:p text:style-name="P1"><text:span text:style-name="T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4" draw:id="id14" draw:layer="layout" svg:width="2.849cm" svg:height="1.467cm" svg:x="16.469cm" svg:y="14.28cm">
          <text:p text:style-name="P1"><text:span text:style-name="T1">Get</text:span></text:p>
          <text:p text:style-name="P1"><text:span text:style-name="T1">Conductive</text:span></text:p>
          <text:p text:style-name="P1"><text:span text:style-name="T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4.893cm" svg:y1="14.28cm" svg:x2="16.393cm" svg:y2="12.747cm" draw:start-shape="id13" draw:start-glue-point="0" draw:end-shape="id12" draw:end-glue-point="2" svg:d="M14893 14280l1500-1533" svg:viewBox="0 0 1501 1534">
          <text:p/>
        </draw:connector>
        <draw:connector draw:style-name="gr2" draw:text-style-name="P1" draw:layer="layout" draw:type="line" svg:x1="17.893cm" svg:y1="14.28cm" svg:x2="16.393cm" svg:y2="12.747cm" draw:start-shape="id14" draw:start-glue-point="0" draw:end-shape="id12" draw:end-glue-point="2" svg:d="M17893 14280l-1500-1533" svg:viewBox="0 0 1501 1534">
          <text:p/>
        </draw:connector>
        <draw:line draw:style-name="gr7" draw:text-style-name="P1" draw:layer="layout" svg:x1="14.668cm" svg:y1="14.139cm" svg:x2="15.986cm" svg:y2="12.811cm">
          <text:p/>
        </draw:line>
        <draw:line draw:style-name="gr7" draw:text-style-name="P1" draw:layer="layout" svg:x1="17.437cm" svg:y1="14.136cm" svg:x2="16.367cm" svg:y2="12.938cm">
          <text:p/>
        </draw:line>
        <draw:frame draw:style-name="gr11" draw:text-style-name="P5" draw:layer="layout" svg:width="1.035cm" svg:height="0.721cm" svg:x="12.426cm" svg:y="9.928cm">
          <draw:text-box>
            <text:p text:style-name="P5"><text:span text:style-name="T1">I</text:span></text:p>
          </draw:text-box>
        </draw:frame>
        <draw:frame draw:style-name="gr12" draw:text-style-name="P5" draw:layer="layout" svg:width="1.254cm" svg:height="0.721cm" svg:x="14.208cm" svg:y="13.129cm">
          <draw:text-box>
            <text:p text:style-name="P5"><text:span text:style-name="T1">I.R</text:span></text:p>
          </draw:text-box>
        </draw:frame>
        <draw:frame draw:style-name="gr12" draw:text-style-name="P5" draw:layer="layout" svg:width="1.254cm" svg:height="0.721cm" svg:x="16.208cm" svg:y="13.53cm">
          <draw:text-box>
            <text:p text:style-name="P5"><text:span text:style-name="T1">C.R</text:span></text:p>
          </draw:text-box>
        </draw:frame>
        <draw:frame draw:style-name="gr12" draw:text-style-name="P5" draw:layer="layout" svg:width="1.254cm" svg:height="1.191cm" svg:x="14.508cm" svg:y="9.731cm">
          <draw:text-box>
            <text:p text:style-name="P5"><text:span text:style-name="T1">I.R,</text:span></text:p>
            <text:p text:style-name="P5"><text:span text:style-name="T1">C.R</text:span></text:p>
          </draw:text-box>
        </draw:frame>
        <draw:line draw:style-name="gr7" draw:text-style-name="P1" draw:layer="layout" svg:x1="14.335cm" svg:y1="7.096cm" svg:x2="14.208cm" svg:y2="4.683cm">
          <text:p/>
        </draw:line>
        <draw:frame draw:style-name="gr12" draw:text-style-name="P5" draw:layer="layout" svg:width="1.254cm" svg:height="1.191cm" svg:x="13.308cm" svg:y="5.532cm">
          <draw:text-box>
            <text:p text:style-name="P5"><text:span text:style-name="T1">I.R,</text:span></text:p>
            <text:p text:style-name="P5"><text:span text:style-name="T1">C.R</text:span></text:p>
          </draw:text-box>
        </draw:frame>
        <draw:custom-shape draw:style-name="gr6" draw:text-style-name="P2" xml:id="id15" draw:id="id15" draw:layer="layout" svg:width="2.849cm" svg:height="1.433cm" svg:x="16.917cm" svg:y="7.268cm">
          <text:p text:style-name="P1"><text:span text:style-name="T1">Get Test</text:span></text:p>
          <text:p text:style-name="P1"><text:span text:style-name="T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8.341cm" svg:y1="7.268cm" svg:x2="14.248cm" svg:y2="4.147cm" draw:start-shape="id15" draw:start-glue-point="0" draw:end-shape="id8" draw:end-glue-point="3" svg:d="M18341 7268l-4093-3121" svg:viewBox="0 0 4094 3122">
          <text:p/>
        </draw:connector>
        <draw:frame draw:style-name="gr13" draw:text-style-name="P5" draw:layer="layout" svg:width="1.78cm" svg:height="1.191cm" svg:x="17.508cm" svg:y="5.733cm">
          <draw:text-box>
            <text:p text:style-name="P5"><text:span text:style-name="T1">I.R,</text:span></text:p>
            <text:p text:style-name="P5"><text:span text:style-name="T1"><text:s text:c="4"/></text:span><text:span text:style-name="T1">C,R</text:span></text:p>
          </draw:text-box>
        </draw:frame>
        <draw:line draw:style-name="gr7" draw:text-style-name="P1" draw:layer="layout" svg:x1="15.459cm" svg:y1="4.695cm" svg:x2="18.526cm" svg:y2="7.096cm">
          <text:p/>
        </draw:line>
        <draw:line draw:style-name="gr7" draw:text-style-name="P1" draw:layer="layout" svg:x1="17.637cm" svg:y1="7.223cm" svg:x2="14.97cm" svg:y2="4.937cm">
          <text:p/>
        </draw:line>
        <draw:frame draw:style-name="gr11" draw:text-style-name="P5" draw:layer="layout" svg:width="1.035cm" svg:height="0.721cm" svg:x="16.127cm" svg:y="6.229cm">
          <draw:text-box>
            <text:p text:style-name="P5"><text:span text:style-name="T1">T.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6T09:46:34.889820000</dc:date>
    <meta:editing-duration>PT1H44M4S</meta:editing-duration>
    <meta:editing-cycles>21</meta:editing-cycles>
    <meta:document-statistic meta:object-count="47"/>
  </office:meta>
</office:document-meta>
</file>